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 Sans L" svg:font-family="'Nimbus Sans L'"/>
    <style:font-face style:name="Times" svg:font-family="Times"/>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FM_20_Copyright">
      <style:paragraph-properties fo:break-before="page"/>
      <style:text-properties fo:font-weight="bold" style:font-weight-asian="bold"/>
    </style:style>
    <style:style style:name="P2" style:family="paragraph" style:parent-style-name="FM_20_Copyright">
      <style:text-properties fo:font-weight="bold" style:font-weight-asian="bold"/>
    </style:style>
    <style:style style:name="P3" style:family="paragraph" style:parent-style-name="Text_20_body">
      <style:text-properties fo:background-color="#ffff00"/>
    </style:style>
    <style:style style:name="P4" style:family="paragraph" style:parent-style-name="Text_20_body">
      <style:paragraph-properties fo:text-align="end" style:justify-single-word="false"/>
    </style:style>
    <style:style style:name="P5" style:family="paragraph" style:parent-style-name="FM_20_Head">
      <style:paragraph-properties fo:break-before="page"/>
    </style:style>
    <style:style style:name="P6" style:family="paragraph" style:parent-style-name="Body_20_Text">
      <style:text-properties fo:font-weight="normal" style:font-weight-asian="normal" style:font-weight-complex="normal"/>
    </style:style>
    <style:style style:name="P7" style:family="paragraph" style:parent-style-name="Body_20_Text">
      <style:text-properties fo:font-weight="bold" style:font-weight-asian="bold" style:font-weight-complex="bold"/>
    </style:style>
    <style:style style:name="P8" style:family="paragraph" style:parent-style-name="Text_20_body">
      <style:paragraph-properties fo:margin-left="0cm" fo:margin-right="-0.025cm" fo:text-indent="0cm" style:auto-text-indent="false">
        <style:tab-stops>
          <style:tab-stop style:position="17.614cm"/>
        </style:tab-stops>
      </style:paragraph-properties>
    </style:style>
    <style:style style:name="P9" style:family="paragraph" style:parent-style-name="Bullet_20_First" style:list-style-name="L1"/>
    <style:style style:name="P10" style:family="paragraph" style:parent-style-name="Bullet" style:list-style-name="L1"/>
    <style:style style:name="P11" style:family="paragraph" style:parent-style-name="Bullet_20_Last" style:list-style-name="L1"/>
    <style:style style:name="T1" style:family="text">
      <style:text-properties fo:font-size="10pt"/>
    </style:style>
    <style:style style:name="T2" style:family="text">
      <style:text-properties fo:font-weight="bold" style:font-weight-asian="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4cm" text:min-label-width="0.635cm"/>
        <style:text-properties style:font-name="StarSymbol"/>
      </text:list-level-style-bullet>
      <text:list-level-style-bullet text:level="2" text:style-name="Bullet_20_Symbols" style:num-suffix="." text:bullet-char="•">
        <style:list-level-properties text:space-before="1.016cm" text:min-label-width="0.635cm"/>
        <style:text-properties style:font-name="StarSymbol"/>
      </text:list-level-style-bullet>
      <text:list-level-style-bullet text:level="3" text:style-name="Bullet_20_Symbols" style:num-suffix="." text:bullet-char="•">
        <style:list-level-properties text:space-before="2.286cm" text:min-label-width="0.635cm"/>
        <style:text-properties style:font-name="StarSymbol"/>
      </text:list-level-style-bullet>
      <text:list-level-style-bullet text:level="4" text:style-name="Bullet_20_Symbols" style:num-suffix="." text:bullet-char="•">
        <style:list-level-properties text:space-before="3.556cm" text:min-label-width="0.635cm"/>
        <style:text-properties style:font-name="StarSymbol"/>
      </text:list-level-style-bullet>
      <text:list-level-style-bullet text:level="5" text:style-name="Bullet_20_Symbols" style:num-suffix="." text:bullet-char="•">
        <style:list-level-properties text:space-before="4.826cm" text:min-label-width="0.635cm"/>
        <style:text-properties style:font-name="StarSymbol"/>
      </text:list-level-style-bullet>
      <text:list-level-style-bullet text:level="6" text:style-name="Bullet_20_Symbols" style:num-suffix="." text:bullet-char="•">
        <style:list-level-properties text:space-before="6.096cm" text:min-label-width="0.635cm"/>
        <style:text-properties style:font-name="StarSymbol"/>
      </text:list-level-style-bullet>
      <text:list-level-style-bullet text:level="7" text:style-name="Bullet_20_Symbols" style:num-suffix="." text:bullet-char="•">
        <style:list-level-properties text:space-before="7.366cm" text:min-label-width="0.635cm"/>
        <style:text-properties style:font-name="StarSymbol"/>
      </text:list-level-style-bullet>
      <text:list-level-style-bullet text:level="8" text:style-name="Bullet_20_Symbols" style:num-suffix="." text:bullet-char="•">
        <style:list-level-properties text:space-before="8.636cm" text:min-label-width="0.635cm"/>
        <style:text-properties style:font-name="StarSymbol"/>
      </text:list-level-style-bullet>
      <text:list-level-style-bullet text:level="9" text:style-name="Bullet_20_Symbols" style:num-suffix="." text:bullet-char="•">
        <style:list-level-properties text:space-before="9.906cm" text:min-label-width="0.635cm"/>
        <style:text-properties style:font-name="StarSymbol"/>
      </text:list-level-style-bullet>
      <text:list-level-style-bullet text:level="10" text:style-name="Bullet_20_Symbols" style:num-suffix="." text:bullet-char="•">
        <style:list-level-properties text:space-before="11.176cm" text:min-label-width="0.635cm"/>
        <style:text-properties style:font-name="StarSymbol"/>
      </text:list-level-style-bullet>
    </text:list-style>
  </office:automatic-styles>
  <office:body>
    <office:text>
      <text:tracked-changes>
        <text:changed-region text:id="ct114292320">
          <text:deletion>
            <office:change-info>
              <dc:creator>Matthew Moodie</dc:creator>
              <dc:date>2006-09-14T11:30:00</dc:date>
            </office:change-info>
            <text:p text:style-name="Body_20_Text_20_First">M</text:p>
          </text:deletion>
        </text:changed-region>
        <text:changed-region text:id="ct114295912">
          <text:insertion>
            <office:change-info>
              <dc:creator>Matthew Moodie</dc:creator>
              <dc:date>2006-09-14T11:30:00</dc:date>
            </office:change-info>
          </text:insertion>
        </text:changed-region>
        <text:changed-region text:id="ct114294720">
          <text:deletion>
            <office:change-info>
              <dc:creator>Matthew Moodie</dc:creator>
              <dc:date>2006-09-14T11:30:00</dc:date>
            </office:change-info>
            <text:p text:style-name="Body_20_Text_20_First">C</text:p>
          </text:deletion>
        </text:changed-region>
        <text:changed-region text:id="ct114294920">
          <text:insertion>
            <office:change-info>
              <dc:creator>Matthew Moodie</dc:creator>
              <dc:date>2006-09-14T11:30:00</dc:date>
            </office:change-info>
          </text:insertion>
        </text:changed-region>
        <text:changed-region text:id="ct114294520">
          <text:deletion>
            <office:change-info>
              <dc:creator>Matthew Moodie</dc:creator>
              <dc:date>2006-09-14T11:30:00</dc:date>
            </office:change-info>
            <text:p text:style-name="Body_20_Text_20_First">S</text:p>
          </text:deletion>
        </text:changed-region>
        <text:changed-region text:id="ct114294320">
          <text:insertion>
            <office:change-info>
              <dc:creator>Matthew Moodie</dc:creator>
              <dc:date>2006-09-14T11:30:00</dc:date>
            </office:change-info>
          </text:insertion>
        </text:changed-region>
        <text:changed-region text:id="ct114292720">
          <text:deletion>
            <office:change-info>
              <dc:creator>Matthew Moodie</dc:creator>
              <dc:date>2006-09-14T11:30:00</dc:date>
            </office:change-info>
            <text:p text:style-name="Body_20_Text_20_First">E</text:p>
          </text:deletion>
        </text:changed-region>
        <text:changed-region text:id="ct114285856">
          <text:insertion>
            <office:change-info>
              <dc:creator>Matthew Moodie</dc:creator>
              <dc:date>2006-09-14T11:30:00</dc:date>
            </office:change-info>
          </text:insertion>
        </text:changed-region>
        <text:changed-region text:id="ct114286056">
          <text:insertion>
            <office:change-info>
              <dc:creator>Matthew Moodie</dc:creator>
              <dc:date>2006-09-14T11:29:00</dc:date>
            </office:change-info>
          </text:insertion>
        </text:changed-region>
        <text:changed-region text:id="ct114284456">
          <text:deletion>
            <office:change-info>
              <dc:creator>Matthew Moodie</dc:creator>
              <dc:date>2006-09-14T11:29:00</dc:date>
            </office:change-info>
            <text:p text:style-name="Body_20_Text_20_First">e</text:p>
          </text:deletion>
        </text:changed-region>
        <text:changed-region text:id="ct114294120">
          <text:deletion>
            <office:change-info>
              <dc:creator>Matthew Moodie</dc:creator>
              <dc:date>2006-09-14T11:30:00</dc:date>
            </office:change-info>
            <text:p text:style-name="Body_20_Text_20_First">C</text:p>
          </text:deletion>
        </text:changed-region>
        <text:changed-region text:id="ct114668096">
          <text:insertion>
            <office:change-info>
              <dc:creator>Matthew Moodie</dc:creator>
              <dc:date>2006-09-14T11:30:00</dc:date>
            </office:change-info>
          </text:insertion>
        </text:changed-region>
        <text:changed-region text:id="ct114669776">
          <text:deletion>
            <office:change-info>
              <dc:creator>Matthew Moodie</dc:creator>
              <dc:date>2006-09-14T11:31:00</dc:date>
            </office:change-info>
            <text:p text:style-name="Body_20_Text_20_First">M</text:p>
          </text:deletion>
        </text:changed-region>
        <text:changed-region text:id="ct114715488">
          <text:insertion>
            <office:change-info>
              <dc:creator>Matthew Moodie</dc:creator>
              <dc:date>2006-09-14T11:31:00</dc:date>
            </office:change-info>
          </text:insertion>
        </text:changed-region>
        <text:changed-region text:id="ct114285056">
          <text:deletion>
            <office:change-info>
              <dc:creator>Matthew Moodie</dc:creator>
              <dc:date>2006-09-14T11:29:00</dc:date>
            </office:change-info>
            <text:p text:style-name="Body_20_Text_20_First">A</text:p>
          </text:deletion>
        </text:changed-region>
        <text:changed-region text:id="ct114285256">
          <text:insertion>
            <office:change-info>
              <dc:creator>Matthew Moodie</dc:creator>
              <dc:date>2006-09-14T11:29:00</dc:date>
            </office:change-info>
          </text:insertion>
        </text:changed-region>
        <text:changed-region text:id="ct114642320">
          <text:deletion>
            <office:change-info>
              <dc:creator>Matthew Moodie</dc:creator>
              <dc:date>2006-09-14T11:31:00</dc:date>
            </office:change-info>
            <text:p text:style-name="Body_20_Text_20_First">P</text:p>
          </text:deletion>
        </text:changed-region>
        <text:changed-region text:id="ct78754952">
          <text:insertion>
            <office:change-info>
              <dc:creator>Matthew Moodie</dc:creator>
              <dc:date>2006-09-14T11: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FM_20_Title">Exploring C++</text:p>
      <text:p text:style-name="FM_20_Subtitle">The Programmer’s Introduction to C++</text:p>
      <text:p text:style-name="FM_20_Author">Ray Lischner</text:p>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P1">Exploring C++: The Programmer’s Introduction to C++</text:p>
      <text:p text:style-name="P2">Copyright © 2006 by Ray Lischner</text:p>
      <text:p text:style-name="FM_20_Copyright">All rights reserved. No part of this work may be reproduced or transmitted in any form or by any means, electronic or mechanical, including photocopying, recording, or by any information storage or retrieval system, without the prior written permission of the copyright owner and the publisher.</text:p>
      <text:p text:style-name="Text_20_body">ISBN-13 (pbk): xxxxx</text:p>
      <text:p text:style-name="Text_20_body">ISBN-10 (pbk): xxxxx</text:p>
      <text:p text:style-name="FM_20_Copyright">Printed and bound in the United States of America 9 8 7 6 5 4 3 2 1</text:p>
      <text:p text:style-name="FM_20_Copyright">Trademarked names may appear in this book. Rather than use a trademark symbol with every occurrence of a trademarked name, we use the names only in an editorial fashion and to the benefit of the trademark owner, with no intention of infringement of the trademark.</text:p>
      <text:p text:style-name="Text_20_body">Lead Editor: </text:p>
      <text:p text:style-name="Text_20_body">Technical Reviewer: </text:p>
      <text:p text:style-name="Text_20_body">Editorial Board: Steve Anglin, Ewan Buckingham, Gary Cornell, Jason Gilmore, Jonathan Gennick, Jonathan Hassell, James Huddleston, Chris Mills, Matthew Moodie, Dominic Shakeshaft, Jim Sumser, Keir Thomas, Matt Wade</text:p>
      <text:p text:style-name="Text_20_body">Project Manager: Richard Dal Porto</text:p>
      <text:p text:style-name="Text_20_body">Copy Edit Manager: Nicole LeClerc</text:p>
      <text:p text:style-name="Text_20_body">Copy Editor: </text:p>
      <text:p text:style-name="Text_20_body">Assistant Production Director: Kari Brooks-Copony</text:p>
      <text:p text:style-name="Text_20_body">Pls. insert Production Credits</text:p>
      <text:p text:style-name="Text_20_body">Production Editor: </text:p>
      <text:p text:style-name="Text_20_body">Compositor: </text:p>
      <text:p text:style-name="Text_20_body">Proofreader: </text:p>
      <text:p text:style-name="Text_20_body">Indexer: </text:p>
      <text:p text:style-name="Text_20_body">Artist: </text:p>
      <text:p text:style-name="Text_20_body">Cover Designer: Kurt Krames</text:p>
      <text:p text:style-name="Text_20_body">Manufacturing Director: Tom Debolski</text:p>
      <text:p text:style-name="FM_20_Copyright_20_Credits"/>
      <text:p text:style-name="Text_20_body">Distributed to the book trade worldwide by Springer-Verlag New York, Inc., 233 Spring Street, 6th Floor, New York, NY 10013. Phone 1-800-SPRINGER, fax 201-348-4505, e-mail <text:span text:style-name="T1">orders-ny@springer-sbm.com</text:span>, or visit <text:span text:style-name="T1">http://www.springeronline.com</text:span>. </text:p>
      <text:p text:style-name="Text_20_body">For information on translations, please contact Apress directly at 2560 Ninth Street, Suite 219, Berkeley, CA 94710. Phone 510-549-5930, fax 510-549-5939, e-mail <text:span text:style-name="T1">info@apress.com</text:span>, or visit <text:span text:style-name="T1">http://www.apress.com</text:span>. </text:p>
      <text:p text:style-name="Text_20_body">The information in this book is distributed on an “as is” basis, without warranty. Although every precaution has been taken in the preparation of this work, neither the author(s) nor Apress shall have any liability to any person or entity with respect to any loss or damage caused or alleged to be caused directly or indirectly by the information contained in this work. </text:p>
      <text:p text:style-name="P3"/>
      <text:p text:style-name="Text_20_body">The source code for this book is available to readers at <text:span text:style-name="T1">http://www.apress.com</text:span> in the Source Code/Download section.</text:p>
      <text:p text:style-name="FM_20_Head">FM Dedication text.</text:p>
      <text:p text:style-name="Text_20_body">CMP: No folio, no “Dedication” heading on page, ital dedication text, leave following verso blank</text:p>
      <text:p text:style-name="P3"> PM: Delete page if not applicable.</text:p>
      <text:p text:style-name="FM_20_Head">Contents at a Glance</text:p>
      <text:p text:style-name="Text_20_body">CMP: Auto-generate from Part, Chapter, Appendix, and Index titles; include all FM sections (but not Heading 1s within FM sections). This section may be cut if space dictates.</text:p>
      <text:p text:style-name="Text_20_body"/>
      <text:p text:style-name="FM_20_Head">Contents</text:p>
      <text:p text:style-name="Text_20_body">CMP: Auto-generate from Part, Chapter, Appendix, and Index titles, Heading 1s and 2s; include all FM sections (but not Heading 1s within FM sections). Heading 2s may be cut if FM runs too long.</text:p>
      <text:p text:style-name="FM_20_Head">Foreword</text:p>
      <text:p text:style-name="Body_20_Text_20_First">Once I complete the manuscript, I will try to get a C++ dignitary to write a Foreword...</text:p>
      <text:p text:style-name="P4">Foreword Author Name</text:p>
      <text:p text:style-name="P4">Author Title or Affiliation</text:p>
      <text:p text:style-name="P5">About the Author</text:p>
      <text:p text:style-name="Production">Insert uglymug.tif</text:p>
      <text:p text:style-name="Body_20_Text_20_First"><text:span text:style-name="T2">Ray Lischner</text:span><text:span text:style-name="T3"> is the author of </text:span><text:span text:style-name="T4">C++ in a Nutshell</text:span><text:span text:style-name="T3"> and other books. He has been programming for over three decades, using languages as diverse as Algol, APL, Bash, C, C++, COBOL, Csh, DCL, Delphi, Eiffel, Fortran, Haskell, Icon, LISP, Pascal, Perl, PHP, PL/I, Python, Scheme, Smalltalk, and a variety of assemblers.</text:span></text:p>
      <text:p text:style-name="P6">In the years after he graduated from Caltech (in the mid-1980s), Ray worked as a software developer on both coasts of the United States, with stops in between. He has worked at companies big and small: from start-ups to Fortune 500. Not so very long ago, he decided to escape from the corporate rat race. Due to a minor error in timing, he quit before he figured out how to pay for such trivialities as food and shelter. Undaunted, he persevered and soon discovered writing as a means to keep the creditors at bay.</text:p>
      <text:p text:style-name="P6">Today, Ray lives in Maryland with his wife and two children. When he isn’t writing, Ray has a variety of part-time, unpaid jobs: chef, taxi driver, house cleaner, arbitrator, coach, banker, tooth fairy, story reader, and chief enforcer of the domestic nocturnal preparation procedure, just to name a few.</text:p>
      <text:p text:style-name="P6">The best way to contact Ray is via email to <text:span text:style-name="Code_20_Inline">exploring@cpphelp.com</text:span>.</text:p>
      <text:p text:style-name="P5">About the Technical Reviewer</text:p>
      <text:p text:style-name="Production"/>
      <text:p text:style-name="Body_20_Text_20_First">Francis Glassborow read Mathematics at Merton College, Oxford. He spent 25 years teaching <text:change text:change-id="ct114292320"/><text:change-start text:change-id="ct114295912"/>m<text:change-end text:change-id="ct114295912"/>athematics and <text:change text:change-id="ct114294720"/><text:change-start text:change-id="ct114294920"/>c<text:change-end text:change-id="ct114294920"/>omputing <text:change text:change-id="ct114294520"/><text:change-start text:change-id="ct114294320"/>s<text:change-end text:change-id="ct114294320"/>tudies to teenagers. Ill-health forced him to retire from teaching. In 1989 he became <text:change text:change-id="ct114292720"/><text:change-start text:change-id="ct114285856"/>e<text:change-end text:change-id="ct114285856"/>ditor of C Vu (ACCU's princip<text:change-start text:change-id="ct114286056"/>a<text:change-end text:change-id="ct114286056"/>l<text:change text:change-id="ct114284456"/> journal) which job/office he held till 2002. He was <text:change text:change-id="ct114294120"/><text:change-start text:change-id="ct114668096"/>c<text:change-end text:change-id="ct114668096"/>hair of ACCU throughout the 1990s. He was a regular columnist for .EXE <text:change text:change-id="ct114669776"/><text:change-start text:change-id="ct114715488"/>m<text:change-end text:change-id="ct114715488"/>agazine (a UK developers magazine) from 1991 till it ceased publication in August 2000. He was chair of the <text:change text:change-id="ct114285056"/><text:change-start text:change-id="ct114285256"/>a<text:change-end text:change-id="ct114285256"/>nnual ACCU conference for seven years. He has been an active member of the BSI <text:change text:change-id="ct114642320"/><text:change-start text:change-id="ct78754952"/>p<text:change-end text:change-id="ct78754952"/>anels for C and C++ since 1991 and is a regular member of the BSI delegations to SC22/WG21 (ISO C++) and SC22/WG14 (ISO C) and is frequently HoD for these meetings. He is the author of 'You Can Do It!' - an introduction for novices programmers and 'You Can Program in C++' - an introduction to C++ for those who can already program.</text:p>
      <text:p text:style-name="Text_20_body"/>
      <text:p text:style-name="P5">Acknowledgments</text:p>
      <text:p text:style-name="Body_20_Text_20_First">Thanks to all the little people...</text:p>
      <text:p text:style-name="P5">Introduction</text:p>
      <text:p text:style-name="Body_20_Text_20_First">Hi, there. Thank you for reading my book, <text:span text:style-name="T5">Exploring C++</text:span>. My name is Ray, and I’ll be your author today. And tomorrow. And the day after that. We’ll be together for quite awhile, so why don’t you pull up a chair and get comfortable. My job is to help you learn C++. To do that, I have written a series of lessons, called <text:span text:style-name="T5">explorations</text:span>. Each exploration is an interactive exercise that helps you learn C++ one step at a time. Your job is to complete the explorations, and in so doing, learn C++.</text:p>
      <text:p text:style-name="Body_20_Text">No doubt you have already leafed through the book a little bit. If not, do so now. Notice that this book is different from most books. Most programming books are little more than written lectures. The author tells you stuff and expects you to read the stuff, learn it, and understand it.</text:p>
      <text:p text:style-name="Body_20_Text">This book is different. I don’t see much point in lecturing at you. That’s not how people learn best. You learn programming by reading, modifying, and writing programs. To that end, I’ve organized this book so you spend as much time as possible reading, modifying, and writing programs.</text:p>
      <text:p text:style-name="Heading_20_1">How to Use this Book</text:p>
      <text:p text:style-name="Body_20_Text_20_First">Each exploration in this book is a mixture of text and interactive exercises. The exercises are unlike anything you’ve seen in other books. Instead of multiple-choice, fill-in-the-blank, or simple Q&amp;A exercises, my lessons are interactive explorations of key C++ features. Early in the book, I will give you complete programs to work with. As you learn more C++, you will modify and extend programs. Pretty soon, you will write entire programs on your own.</text:p>
      <text:p text:style-name="Body_20_Text">By “interactive,” I mean that I ask questions and you answer them. I do my best to respond to your answers throughout the lesson text. It sounds crazy, but by answering the questions, you will be learning C++. To help ensure you answer the questions, I leave space in this book for you to write your answers. I’m giving you permission to write in this book (unless you are borrowing the book from a library or friend). In fact, I encourage you to write all your answers in the book. Only by answering the questions will you learn the material properly.</text:p>
      <text:p text:style-name="Body_20_Text">Sometimes, the questions have no right answer. I pose the question to make you ponder it, perhaps to look at a familiar topic from a new perspective. Other times, the question has an unambiguous, correct answer. I always give the answer in the subsequent text, so don’t skip ahead! Write your answer before you continue reading. Then and only then can you check your answer. Some questions are tricky, or require information that I have not yet presented. In such cases, I expect your answer to be wrong, but that’s okay. Don’t worry. I won’t be grading you. (If you are using this book as part of a formal class, your teacher should grade this book’s exercises solely on whether you complete them, and never on whether your answer was correct. The teacher will have other exercises, quizzes, and tests to asses your progress in the class.) And no fair looking ahead and writing down the “correct” answer. You don’t learn anything that way.</text:p>
      <text:p text:style-name="Body_20_Text">Ready? Let’s practice.</text:p>
      <text:p text:style-name="P7">What is your most important task when reading this book?</text:p>
      <text:p text:style-name="P8">~LLL</text:p>
      <text:p text:style-name="P8">~LLL</text:p>
      <text:p text:style-name="P8">~LLL</text:p>
      <text:p text:style-name="P8">This question does not have a single correct answer, but it does have a number of demonstrably wrong answers. I hope you wrote something similar to, “Completing every exercise,” or “Understanding all the material.”</text:p>
      <text:p text:style-name="Heading_20_1">The Book’s Organization</text:p>
      <text:p text:style-name="Body_20_Text_20_First">C++ is a complicated language. To write even the most trivial program requires an understanding of many disparate aspects of the language. The language does not lend itself to neat compartmentalization into broad topics, such as Functions, Classes, Statements, or Expressions. This book, therefore, does not attempt such an organization. Instead, you learn C++ in small increments: a little bit of this, a little bit of that, some more of this, and pretty soon you will have accumulated enough knowledge to start writing non-trivial programs.</text:p>
      <text:p text:style-name="Body_20_Text">Roughly speaking, the book starts with basic expressions, declarations, and statements, sufficient to work with simple programs. You learn how to use the standard library early in the book. Then, you learn to write your own functions, then to write your own classes, and then to write your own templates, and then you can write fairly sophisticated programs.</text:p>
      <text:p text:style-name="Body_20_Text">You won’t be an expert, however, when you finish this book. You will need much more practice, more exposure to the breadth and depth of the language and library, and more practice. You will also need more practice.</text:p>
      <text:p text:style-name="Heading_20_1">Who Should Read This Book</text:p>
      <text:p text:style-name="Body_20_Text_20_First">Read this book if you want to learn C++ and you already know at least one other programming language. You don’t need to know any particular language or technology, however. In particular, you don’t need to know C, nor do you need to know anything about object-oriented programming.</text:p>
      <text:p text:style-name="Body_20_Text">The C programming language influenced the design of many other languages, from PHP to Perl to AWK to C#, not to mention C++. As a result, many programmers who do not know C or C++ nonetheless find many language constructs hauntingly familiar. You might even feel confident enough to skip sections of this book that seem to cover old ground. Don’t do that! From the start, the lessons present language features that are unique to C++. In a few, isolated cases, I will tell you when it is safe to skip a section, and only that section. Even when a language feature is familiar, it might have subtle issues that are unique to C++.</text:p>
      <text:p text:style-name="Body_20_Text">The trap is most perilous for C programmers because C++ bears the greatest superficial similarity with C. C programmers, therefore, have the most to overcome. By design, many C programs are also valid C++ programs, which leads the unwary C programmer into the trap of thinking that good C programs are also good C++ programs. In fact, C and C++ are distinct languages, each with their own idioms and idiosyncrasies. To become an effective C++ programmer, you must learn the C++ way of programming. C programmers will need to break some of their established habits and learn to avoid certain C features (such as arrays) in favor of better C++ idioms. The structure of this book helps you get started thinking in terms of C++, not C.</text:p>
      <text:p text:style-name="Heading_20_1">Projects</text:p>
      <text:p text:style-name="Body_20_Text_20_First">This book also contains four projects. The projects are opportunities to apply what you have learned. Each project is a realistic endeavor, based on the amount of C++ covered up to that point. I encourage you to try every project. <text:s/>Design your project using your favorite software design techniques. Remember to write test cases in addition to the source code. Do you best to make the code clean and readable, in addition to correct. After you are confident that your solution is finished , download the files from the book’s web site, and compare your solution with mine.</text:p>
      <text:p text:style-name="Heading_20_1">Work Together</text:p>
      <text:p text:style-name="Body_20_Text_20_First">You can use this book alone, teaching yourself C++, or a teacher might adopt this book as a textbook for a formal course. You can also work with a partner. It’s more fun to work with friends, and you’ll learn more and faster by working together. Each of you needs your own copy of the book. Read the lessons and do the work on your own. If you have questions, discuss them with your partner, but answer the exercises on your own. Then compare answers with your partner. If your answers are different, discuss your reasoning. See if you can agree on a single answer before proceeding.</text:p>
      <text:p text:style-name="Body_20_Text">Work on the projects together. Maybe you can divide the work into two (or more) modules. Maybe one person codes and the other person checks. Maybe you’ll practice some form of pair programming. Do whatever works best for you, but make sure you understand every line of code in the project. If you have asymmetric roles, be sure to swap roles for each project. Give everyone a chance to do everything.</text:p>
      <text:p text:style-name="Heading_20_1">For More Information</text:p>
      <text:p text:style-name="Body_20_Text_20_First">This book cannot teach you everything you need to know about C++. No single book can. After you finish this book, I encourage you to continue to read and write C++ programs, and to seek out other sources of information. To help guide you, this book has a dedicated web site, <text:span text:style-name="Code_20_Inline">http://cpphelp.com/exploring-c++/</text:span>. The web site has links to other books, other web sites, mailing lists, newsgroups, FAQs, compilers and other tools, and more. You can also download all the source code for this book, so you can save yourself some typing.</text:p>
      <text:p text:style-name="Heading_20_1">Why Explorations?</text:p>
      <text:p text:style-name="Body_20_Text_20_First">In case you were wondering about the unusual nature of this book, rest assured that, “though this be madness, yet there is method in ’t.”</text:p>
      <text:p text:style-name="Body_20_Text">The method is an approach to teaching and writing that I developed while I was teaching computer science at Oregon State University. I wanted to improve the quality of my teaching, so I investigated research into learning and knowledge, especially scientific knowledge, and in particular, computer programming.</text:p>
      <text:p text:style-name="Body_20_Text">To summarize several decades of research: everyone constructs mental models of the world. We acquire knowledge by adding information to our models. The new information must always be in concert with the model. Sometimes, however, new information contradicts the model; in that case, we must adjust our models to accommodate the new information. Our brains are always at work, always taking in new information, always adjusting our mental models to fit.</text:p>
      <text:p text:style-name="Body_20_Text">As a result of this research, the emphasis in the classroom has shifted from teachers to students. In the past, teachers considered students to be empty vessels, waiting to filled from the fount of the teacher’s knowledge and wisdom. Students were passive recipients of information. Now we know better. Students are not passive, but active. Even when their outward appearance suggests otherwise, their brains are always at work, always absorbing new information and fitting that information into their mental models. The teacher’s responsibility has changed from begin the source of all wisdom to being an indirect manager of mental models. The teacher cannot manage those models directly, but can only create classroom situations in which students have the opportunity to adjust their own models.</text:p>
      <text:p text:style-name="Body_20_Text">Although the research has focused on teachers, the same applies to authors.</text:p>
      <text:p text:style-name="Body_20_Text">In other words, I cannot teach you C++, but I can create explorations that enable you to learn C++. Explorations are not the only way to apply research to learning and writing, but they are a technique that I have refined over several years of teaching and have found successful. Explorations work because:</text:p>
      <text:list text:style-name="L1">
        <text:list-item>
          <text:p text:style-name="P9">They force you to participate actively in the learning process. It’s too easy to read a book passively. The questions force you to confront new ideas and to fit them into your mental model. If you skip the questions, you might also skip a crucial addition to your model.</text:p>
        </text:list-item>
        <text:list-item>
          <text:p text:style-name="P10">They are small, so your model grows in easy steps. If you try to grasp too much new information at once, you are likely to incorporate incorrect information into your model. The longer that misinformation festers, the harder it will be to correct. I want to make sure your model is as accurate as possible at all times.</text:p>
        </text:list-item>
        <text:list-item>
          <text:p text:style-name="P10">They build on what you know. I don’t toss out new concepts with the vain hope that you will automatically grasp them. Instead, I tie new concepts to old ones. I do my best to ensure that every concept has a strong anchor in your existing mental model.</text:p>
        </text:list-item>
        <text:list-item>
          <text:p text:style-name="P11">They help you learn by doing. Instead of spending the better part of a chapter reading how someone else solves a problem, you spend as much time as possible working hands-on with a program: modifying existing programs and writing new programs.</text:p>
        </text:list-item>
      </text:list>
      <text:p text:style-name="Body_20_Text">C++ is a complicated language, and learning C++ is not easy. In any group of C++ programmers, even simple questions can often provoke varied responses. Most C++ programmers’ mental models of the language are not merely incomplete, but are flawed, sometimes in fundamental ways. My hope is that I can provide you with a solid foundation in C++, so you can write interesting and correct programs, and most important, so you can continue to learn and enjoy C++ for many years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Sans L" svg:font-family="'Nimbus Sans L'"/>
    <style:font-face style:name="Times" svg:font-family="Times"/>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635cm" fo:margin-bottom="0.212cm"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635cm" fo:margin-bottom="0.212cm"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635cm" fo:margin-bottom="0.212cm"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635cm" fo:margin-bottom="0.212cm" fo:keep-with-next="always"/>
      <style:text-properties fo:letter-spacing="-0.011cm" fo:font-weight="bold" style:font-weight-asian="bold" style:font-size-complex="12pt"/>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212cm" fo:margin-bottom="0.212cm" text:number-lines="false" text:line-number="0"/>
      <style:text-properties style:font-name="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style:style>
    <style:style style:name="FM_20_Title" style:display-name="FM Title" style:family="paragraph" style:parent-style-name="Standard">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text-properties fo:color="#808080" fo:font-size="12pt" fo:font-weight="bold" style:font-size-asian="12pt" style:font-weight-asian="bold"/>
    </style:style>
    <style:style style:name="FM_20_Author" style:display-name="FM Author" style:family="paragraph" style:parent-style-name="Standard">
      <style:paragraph-properties fo:margin-top="0.635cm" fo:margin-bottom="0.212cm"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212cm" fo:margin-bottom="0.212cm"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1.143cm" fo:margin-right="0cm" fo:margin-top="0.423cm" fo:margin-bottom="0cm" fo:text-indent="-0.508cm"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cm" fo:margin-bottom="0.423cm"/>
    </style:style>
    <style:style style:name="Production" style:family="paragraph" style:next-style-name="Text_20_body">
      <style:paragraph-properties fo:margin-top="0.423cm" fo:margin-bottom="0.423cm"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Chapter_20_Title" style:display-name="Chapter Title" style:family="paragraph" style:next-style-name="Standard">
      <style:paragraph-properties fo:margin-top="0.847cm" fo:margin-bottom="0.847cm"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M_20_Head" style:display-name="FM Head" style:family="paragraph" style:parent-style-name="Chapter_20_Title">
      <style:text-properties style:font-name="Trebuchet MS" fo:letter-spacing="-0.035cm" style:font-size-complex="30pt"/>
    </style:style>
    <style:style style:name="Body_20_Text_20_First" style:display-name="Body Text First" style:family="paragraph" style:parent-style-name="Text_20_body" style:next-style-name="Body_20_Text">
      <style:paragraph-properties fo:margin-left="0cm" fo:margin-right="0cm" fo:margin-top="0.203cm" fo:margin-bottom="0cm" fo:text-indent="0cm" style:auto-text-indent="false"/>
    </style:style>
    <style:style style:name="Body_20_Text" style:display-name="Body Text" style:family="paragraph" style:parent-style-name="Text_20_body">
      <style:paragraph-properties fo:margin-left="0cm" fo:margin-right="0cm" fo:margin-top="0cm" fo:margin-bottom="0cm" fo:text-indent="0.635cm" style:auto-text-indent="false"/>
    </style:style>
    <style:style style:name="Quote" style:family="paragraph" style:parent-style-name="Text_20_body" style:next-style-name="Text_20_body">
      <style:paragraph-properties fo:margin-left="0.762cm" fo:margin-right="0.762cm" fo:margin-top="0.564cm" fo:margin-bottom="0.423cm" fo:text-align="justify" style:justify-single-word="false" fo:text-indent="0cm" style:auto-text-indent="false"/>
      <style:text-properties fo:font-size="12pt" fo:font-style="italic" style:font-size-asian="12pt" style:font-style-asian="italic"/>
    </style:style>
    <style:style style:name="Quote_20_Source" style:display-name="Quote Source" style:family="paragraph" style:parent-style-name="Quote" style:next-style-name="Text_20_body">
      <style:paragraph-properties fo:margin-left="0cm" fo:margin-right="0cm" fo:margin-top="0cm" fo:margin-bottom="0.423cm" fo:text-align="end" style:justify-single-word="false" fo:text-indent="0cm" style:auto-text-indent="false"/>
      <style:text-properties fo:font-style="normal" style:font-style-asian="normal"/>
    </style:style>
    <style:style style:name="Answer" style:family="paragraph" style:parent-style-name="Body_20_Text">
      <style:paragraph-properties fo:padding="0cm" fo:border-left="none" fo:border-right="none" fo:border-top="none" fo:border-bottom="0.002cm solid #000000" style:shadow="none" style:join-border="false"/>
    </style:style>
    <style:style style:name="Bullet" style:family="paragraph" style:parent-style-name="Standard">
      <style:paragraph-properties fo:margin-left="1.016cm" fo:margin-right="0cm" fo:margin-top="0.212cm" fo:margin-bottom="0.212cm" fo:line-height="0.459cm" fo:keep-together="always" fo:text-indent="-1.016cm" style:auto-text-indent="false">
        <style:tab-stops>
          <style:tab-stop style:position="-0.635cm"/>
          <style:tab-stop style:position="0cm"/>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423cm" fo:margin-bottom="0.212cm"/>
    </style:style>
    <style:style style:name="Body_20_Text_20_Cont" style:display-name="Body Text Cont" style:family="paragraph" style:parent-style-name="Body_20_Text" style:next-style-name="Body_20_Text">
      <style:paragraph-properties fo:margin-left="0cm" fo:margin-right="0cm" fo:margin-top="0.212cm" fo:margin-bottom="0cm" fo:line-height="0.459cm" fo:text-indent="0cm" style:auto-text-indent="false"/>
      <style:text-properties fo:font-size="11.5pt" style:font-size-asian="11.5pt"/>
    </style:style>
    <style:style style:name="Bullet_20_Last" style:display-name="Bullet Last" style:family="paragraph" style:parent-style-name="Bullet" style:next-style-name="Body_20_Text_20_Cont">
      <style:paragraph-properties fo:margin-top="0.212cm" fo:margin-bottom="0.423cm"/>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subject>Exploring C++</dc:subject>
    <meta:initial-creator>Matthew Moodie</meta:initial-creator>
    <meta:creation-date>2006-09-14T11:27:26</meta:creation-date>
    <dc:creator>Matthew Moodie</dc:creator>
    <dc:date>2006-09-14T11:31:55</dc:date>
    <dc:language>en-US</dc:language>
    <meta:editing-cycles>6</meta:editing-cycles>
    <meta:editing-duration>PT4M34S</meta:editing-duration>
    <meta:user-defined meta:name="Info 1"/>
    <meta:user-defined meta:name="Info 2"/>
    <meta:user-defined meta:name="Info 3"/>
    <meta:user-defined meta:name="Info 4"/>
    <meta:document-statistic meta:table-count="0" meta:image-count="0" meta:object-count="0" meta:page-count="11" meta:paragraph-count="100" meta:word-count="2934" meta:character-count="17096"/>
  </office:meta>
</office:document-meta>
</file>